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146600000677FFE003C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pranq eco sans" svg:font-family="'Spranq eco sans'" style:font-family-generic="swiss" style:font-pitch="variable"/>
    <style:font-face style:name="Spranq eco sans1" svg:font-family="'Spranq eco sans', sans-serif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cm" table:align="margins"/>
    </style:style>
    <style:style style:name="Tabela1.A" style:family="table-column">
      <style:table-column-properties style:column-width="16cm" style:rel-column-width="65535*"/>
    </style:style>
    <style:style style:name="Tabela1.1" style:family="table-row">
      <style:table-row-properties style:min-row-height="0.811cm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6cm" table:align="margins"/>
    </style:style>
    <style:style style:name="Tabela4.A" style:family="table-column">
      <style:table-column-properties style:column-width="16cm" style:rel-column-width="65535*"/>
    </style:style>
    <style:style style:name="Tabela4.1" style:family="table-row">
      <style:table-row-properties style:min-row-height="1.693cm"/>
    </style:style>
    <style:style style:name="Tabela4.A1" style:family="table-cell">
      <style:table-cell-properties fo:padding="0.097cm" fo:border="0.05pt solid #000000"/>
    </style:style>
    <style:style style:name="Tabela7" style:family="table">
      <style:table-properties style:width="16cm" table:align="margins"/>
    </style:style>
    <style:style style:name="Tabela7.A" style:family="table-column">
      <style:table-column-properties style:column-width="16cm" style:rel-column-width="65535*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16cm" table:align="margins"/>
    </style:style>
    <style:style style:name="Tabela8.A" style:family="table-column">
      <style:table-column-properties style:column-width="16cm" style:rel-column-width="65535*"/>
    </style:style>
    <style:style style:name="Tabela8.A1" style:family="table-cell">
      <style:table-cell-properties fo:padding="0.097cm" fo:border="0.05pt solid #000000"/>
    </style:style>
    <style:style style:name="Tabela9" style:family="table">
      <style:table-properties style:width="16cm" table:align="margins"/>
    </style:style>
    <style:style style:name="Tabela9.A" style:family="table-column">
      <style:table-column-properties style:column-width="16cm" style:rel-column-width="65535*"/>
    </style:style>
    <style:style style:name="Tabela9.A1" style:family="table-cell">
      <style:table-cell-properties fo:padding="0.097cm" fo:border="0.05pt solid #000000"/>
    </style:style>
    <style:style style:name="Tabela10" style:family="table">
      <style:table-properties style:width="16cm" table:align="margins"/>
    </style:style>
    <style:style style:name="Tabela10.A" style:family="table-column">
      <style:table-column-properties style:column-width="16cm" style:rel-column-width="65535*"/>
    </style:style>
    <style:style style:name="Tabela10.A1" style:family="table-cell">
      <style:table-cell-properties fo:padding="0.097cm" fo:border="0.05pt solid #000000"/>
    </style:style>
    <style:style style:name="P1" style:family="paragraph" style:parent-style-name="Heading_20_2" style:master-page-name="Standard">
      <style:paragraph-properties fo:margin-top="0.199cm" fo:margin-bottom="0.199cm" style:contextual-spacing="false" fo:text-align="center" style:justify-single-word="false" style:page-number="auto"/>
      <style:text-properties fo:color="#000000" loext:opacity="100%" style:text-line-through-style="none" style:text-line-through-type="none" style:font-name="Spranq eco sans1" fo:font-size="11pt" fo:font-style="normal" fo:font-weight="bold" officeooo:rsid="000e8a81" officeooo:paragraph-rsid="009610f5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margin-top="0.199cm" fo:margin-bottom="0.199cm" style:contextual-spacing="false" fo:text-align="justify" style:justify-single-word="false"/>
      <style:text-properties officeooo:paragraph-rsid="009610f5"/>
    </style:style>
    <style:style style:name="P3" style:family="paragraph" style:parent-style-name="Standard">
      <style:paragraph-properties fo:margin-top="0cm" fo:margin-bottom="0.199cm" style:contextual-spacing="false" fo:line-height="100%" fo:text-align="justify" style:justify-single-word="false"/>
      <style:text-properties fo:color="#000000" loext:opacity="100%" style:text-line-through-style="none" style:text-line-through-type="none" style:font-name="Spranq eco sans" fo:font-size="12pt" fo:font-style="normal" fo:font-weight="normal" officeooo:rsid="0058e5f8" officeooo:paragraph-rsid="009610f5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top="0cm" fo:margin-bottom="0.199cm" style:contextual-spacing="false" fo:line-height="100%" fo:text-align="justify" style:justify-single-word="false"/>
      <style:text-properties fo:color="#000000" loext:opacity="100%" style:text-line-through-style="none" style:text-line-through-type="none" style:font-name="Spranq eco sans" fo:font-size="12pt" fo:font-style="normal" fo:font-weight="normal" officeooo:rsid="004437aa" officeooo:paragraph-rsid="00ab611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officeooo:paragraph-rsid="00ab611f"/>
    </style:style>
    <style:style style:name="P6" style:family="paragraph" style:parent-style-name="Standard">
      <style:text-properties fo:color="#000000" loext:opacity="100%" style:text-line-through-style="none" style:text-line-through-type="none" style:font-name="Spranq eco sans" fo:font-size="12pt" fo:font-style="normal" fo:font-weight="normal" officeooo:rsid="004251bd" officeooo:paragraph-rsid="00ab611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text-line-through-style="none" style:text-line-through-type="none" style:font-name="Spranq eco sans" fo:font-size="12pt" fo:font-style="normal" fo:font-weight="normal" officeooo:rsid="00b8cec8" officeooo:paragraph-rsid="00b8cec8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>
      <style:paragraph-properties fo:margin-top="0.101cm" fo:margin-bottom="0cm" style:contextual-spacing="false" fo:text-align="justify" style:justify-single-word="false"/>
      <style:text-properties style:font-name="Spranq eco sans" fo:font-size="12pt" officeooo:rsid="00b8cec8" officeooo:paragraph-rsid="00b8cec8" style:font-size-asian="12pt" style:font-size-complex="12pt"/>
    </style:style>
    <style:style style:name="P9" style:family="paragraph" style:parent-style-name="Standard">
      <style:paragraph-properties fo:margin-top="0.101cm" fo:margin-bottom="0cm" style:contextual-spacing="false" fo:text-align="justify" style:justify-single-word="false"/>
      <style:text-properties fo:color="#000000" loext:opacity="100%" style:text-line-through-style="none" style:text-line-through-type="none" style:font-name="Spranq eco sans" fo:font-size="12pt" fo:font-style="normal" fo:font-weight="normal" officeooo:rsid="0058e5f8" officeooo:paragraph-rsid="00b8cec8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top="0.101cm" fo:margin-bottom="0.199cm" style:contextual-spacing="false" fo:text-align="justify" style:justify-single-word="false"/>
      <style:text-properties fo:color="#000000" loext:opacity="100%" style:text-line-through-style="none" style:text-line-through-type="none" style:font-name="Spranq eco sans" fo:font-size="12pt" fo:font-style="normal" fo:font-weight="bold" officeooo:rsid="000e8a81" officeooo:paragraph-rsid="009610f5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Text_20_body">
      <style:paragraph-properties fo:margin-top="0.101cm" fo:margin-bottom="0cm" style:contextual-spacing="false" fo:text-align="end" style:justify-single-word="false"/>
      <style:text-properties fo:color="#000000" loext:opacity="100%" style:text-line-through-style="none" style:text-line-through-type="none" style:font-name="Spranq eco sans" fo:font-size="12pt" fo:font-style="normal" fo:font-weight="normal" officeooo:rsid="00a557c8" officeooo:paragraph-rsid="009610f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paragraph-properties fo:margin-top="0.101cm" fo:margin-bottom="0cm" style:contextual-spacing="false" fo:text-align="justify" style:justify-single-word="false"/>
      <style:text-properties style:font-name="Spranq eco sans" fo:font-size="12pt" officeooo:rsid="008cae10" officeooo:paragraph-rsid="009610f5" style:font-size-asian="12pt" style:font-size-complex="12pt"/>
    </style:style>
    <style:style style:name="P13" style:family="paragraph" style:parent-style-name="Table_20_Contents">
      <style:paragraph-properties fo:margin-top="0.101cm" fo:margin-bottom="0cm" style:contextual-spacing="false" fo:text-align="justify" style:justify-single-word="false"/>
      <style:text-properties style:font-name="Spranq eco sans" fo:font-size="12pt" officeooo:rsid="00a041bf" officeooo:paragraph-rsid="009610f5" fo:background-color="#ffff66" style:font-size-asian="12pt" style:font-size-complex="12pt"/>
    </style:style>
    <style:style style:name="P14" style:family="paragraph" style:parent-style-name="Standard">
      <style:paragraph-properties fo:margin-top="0.101cm" fo:margin-bottom="0cm" style:contextual-spacing="false" fo:text-align="justify" style:justify-single-word="false"/>
      <style:text-properties fo:color="#000000" loext:opacity="100%" style:text-line-through-style="none" style:text-line-through-type="none" style:font-name="Spranq eco sans" fo:font-size="12pt" fo:font-style="normal" fo:font-weight="normal" officeooo:rsid="002febed" officeooo:paragraph-rsid="009610f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margin-top="0.101cm" fo:margin-bottom="0.199cm" style:contextual-spacing="false" fo:text-align="justify" style:justify-single-word="false"/>
      <style:text-properties style:font-name="Spranq eco sans" fo:font-size="12pt" officeooo:rsid="00364278" officeooo:paragraph-rsid="009610f5" style:font-size-asian="12pt" style:font-size-complex="12pt"/>
    </style:style>
    <style:style style:name="P16" style:family="paragraph" style:parent-style-name="Table_20_Contents">
      <style:paragraph-properties fo:margin-top="0.101cm" fo:margin-bottom="0cm" style:contextual-spacing="false" fo:text-align="justify" style:justify-single-word="false"/>
      <style:text-properties style:font-name="Spranq eco sans" fo:font-size="12pt" officeooo:rsid="008ba871" officeooo:paragraph-rsid="009610f5" style:font-size-asian="12pt" style:font-size-complex="12pt"/>
    </style:style>
    <style:style style:name="P17" style:family="paragraph" style:parent-style-name="Table_20_Contents">
      <style:paragraph-properties fo:margin-top="0.101cm" fo:margin-bottom="0cm" style:contextual-spacing="false" fo:text-align="justify" style:justify-single-word="false"/>
      <style:text-properties style:font-name="Spranq eco sans" fo:font-size="12pt" officeooo:rsid="0096af09" officeooo:paragraph-rsid="00bfce1d" style:font-size-asian="12pt" style:font-size-complex="12pt"/>
    </style:style>
    <style:style style:name="P18" style:family="paragraph" style:parent-style-name="Text_20_body">
      <style:paragraph-properties fo:margin-top="0.101cm" fo:margin-bottom="0.199cm" style:contextual-spacing="false" fo:text-align="justify" style:justify-single-word="false"/>
      <style:text-properties fo:color="#000000" loext:opacity="100%" style:text-line-through-style="none" style:text-line-through-type="none" style:font-name="Spranq eco sans" fo:font-size="12pt" fo:font-style="normal" fo:font-weight="bold" officeooo:rsid="000e8a81" officeooo:paragraph-rsid="009610f5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paragraph-properties fo:margin-top="0.101cm" fo:margin-bottom="0cm" style:contextual-spacing="false" fo:text-align="justify" style:justify-single-word="false"/>
      <style:text-properties style:font-name="Spranq eco sans" fo:font-size="12pt" officeooo:rsid="009c0649" officeooo:paragraph-rsid="00bfce1d" style:font-size-asian="12pt" style:font-size-complex="12pt"/>
    </style:style>
    <style:style style:name="P20" style:family="paragraph" style:parent-style-name="Standard">
      <style:paragraph-properties fo:margin-top="0.101cm" fo:margin-bottom="0.199cm" style:contextual-spacing="false" fo:text-align="justify" style:justify-single-word="false"/>
      <style:text-properties fo:color="#000000" loext:opacity="100%" style:text-line-through-style="none" style:text-line-through-type="none" style:font-name="Spranq eco sans" fo:font-size="12pt" fo:font-style="normal" fo:font-weight="bold" officeooo:rsid="000e8a81" officeooo:paragraph-rsid="009610f5" fo:background-color="transparent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margin-top="0.101cm" fo:margin-bottom="0cm" style:contextual-spacing="false" fo:text-align="end" style:justify-single-word="false"/>
      <style:text-properties fo:color="#000000" loext:opacity="100%" style:text-line-through-style="none" style:text-line-through-type="none" style:font-name="Spranq eco sans" fo:font-size="12pt" fo:font-style="normal" fo:font-weight="normal" officeooo:rsid="00a557c8" officeooo:paragraph-rsid="009610f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margin-top="0.101cm" fo:margin-bottom="0cm" style:contextual-spacing="false" fo:text-align="justify" style:justify-single-word="false"/>
      <style:text-properties style:font-name="Spranq eco sans" fo:font-size="12pt" officeooo:rsid="009d00ba" officeooo:paragraph-rsid="009610f5" style:font-size-asian="12pt" style:font-size-complex="12pt"/>
    </style:style>
    <style:style style:name="P23" style:family="paragraph" style:parent-style-name="Standard">
      <style:paragraph-properties fo:margin-top="0.101cm" fo:margin-bottom="0cm" style:contextual-spacing="false" fo:text-align="justify" style:justify-single-word="false"/>
      <style:text-properties fo:color="#000000" loext:opacity="100%" style:text-line-through-style="none" style:text-line-through-type="none" style:font-name="Spranq eco sans1" fo:font-size="12pt" fo:font-style="normal" fo:font-weight="bold" officeooo:rsid="001aa8dd" officeooo:paragraph-rsid="009610f5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Spranq eco sans" fo:font-size="14pt" officeooo:rsid="001532ac" fo:background-color="transparent" loext:char-shading-value="0" style:font-size-asian="14pt" style:font-name-complex="Arial" style:font-size-complex="14pt"/>
    </style:style>
    <style:style style:name="T2" style:family="text">
      <style:text-properties style:font-name="Spranq eco sans" fo:font-size="14pt" fo:background-color="transparent" loext:char-shading-value="0" style:font-size-asian="14pt" style:font-name-complex="Arial" style:font-size-complex="14pt"/>
    </style:style>
    <style:style style:name="T3" style:family="text">
      <style:text-properties style:font-name="Spranq eco sans" fo:font-size="14pt" officeooo:rsid="00a88cf2" fo:background-color="transparent" loext:char-shading-value="0" style:font-size-asian="14pt" style:font-name-complex="Arial" style:font-size-complex="14pt"/>
    </style:style>
    <style:style style:name="T4" style:family="text">
      <style:text-properties style:font-name="Spranq eco sans" fo:font-size="14pt" officeooo:rsid="00acf3e6" fo:background-color="transparent" loext:char-shading-value="0" style:font-size-asian="14pt" style:font-name-complex="Arial" style:font-size-complex="14pt"/>
    </style:style>
    <style:style style:name="T5" style:family="text">
      <style:text-properties officeooo:rsid="00bfce1d"/>
    </style:style>
    <style:style style:name="T6" style:family="text">
      <style:text-properties officeooo:rsid="00b70dbc"/>
    </style:style>
    <style:style style:name="T7" style:family="text">
      <style:text-properties fo:color="#000000" loext:opacity="100%" style:text-line-through-style="none" style:text-line-through-type="none" style:font-name="Spranq eco sans" fo:font-size="12pt" fo:font-style="normal" fo:font-weight="normal" officeooo:rsid="004437a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Spranq eco sans" fo:font-size="12pt" fo:font-style="normal" fo:font-weight="normal" officeooo:rsid="00b70dbc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Spranq eco sans" fo:font-size="12pt" fo:font-style="normal" fo:font-weight="normal" officeooo:rsid="004251bd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officeooo:rsid="00ba912f"/>
    </style:style>
    <style:style style:name="T11" style:family="text">
      <style:text-properties officeooo:rsid="00a7b0a3"/>
    </style:style>
    <style:style style:name="T12" style:family="text">
      <style:text-properties fo:color="#000000" loext:opacity="100%" style:text-line-through-style="none" style:text-line-through-type="none" fo:font-style="normal" fo:font-weight="bold" officeooo:rsid="000e8a81" fo:background-color="transparent" loext:char-shading-value="0" style:font-style-asian="normal" style:font-weight-asian="bold" style:font-style-complex="normal" style:font-weight-complex="bold"/>
    </style:style>
    <style:style style:name="T13" style:family="text">
      <style:text-properties fo:color="#000000" loext:opacity="100%" style:text-line-through-style="none" style:text-line-through-type="none" fo:font-style="normal" fo:font-weight="normal" officeooo:rsid="0086fc18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fo:font-style="normal" fo:font-weight="normal" officeooo:rsid="008017f3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fo:font-style="normal" fo:font-weight="normal" officeooo:rsid="00a49d2c" fo:background-color="transparent" loext:char-shading-value="0" style:font-style-asian="normal" style:font-weight-asian="norma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fo:font-style="normal" fo:font-weight="normal" officeooo:rsid="008ed00e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fo:font-style="normal" fo:font-weight="normal" officeooo:rsid="007224c5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font-style="normal" fo:font-weight="normal" officeooo:rsid="00253da1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font-style="normal" fo:font-weight="normal" officeooo:rsid="00244bef" fo:background-color="transparent" loext:char-shading-value="0" style:font-style-asian="normal" style:font-weight-asian="norma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font-style="normal" fo:font-weight="normal" officeooo:rsid="0068ebf5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officeooo:rsid="00a0b631"/>
    </style:style>
    <style:style style:name="T23" style:family="text">
      <style:text-properties fo:background-color="transparent" loext:char-shading-value="0"/>
    </style:style>
    <style:style style:name="T24" style:family="text">
      <style:text-properties fo:font-weight="normal" officeooo:rsid="002febed" fo:background-color="transparent" loext:char-shading-value="0" style:font-weight-asian="normal" style:font-weight-complex="normal"/>
    </style:style>
    <style:style style:name="T25" style:family="text">
      <style:text-properties fo:font-weight="normal" officeooo:rsid="00244bef" fo:background-color="transparent" loext:char-shading-value="0" style:font-weight-asian="normal" style:font-weight-complex="normal"/>
    </style:style>
    <style:style style:name="T26" style:family="text">
      <style:text-properties fo:font-weight="normal" officeooo:rsid="0090f15b" fo:background-color="transparent" loext:char-shading-value="0" style:font-weight-asian="normal" style:font-weight-complex="normal"/>
    </style:style>
    <style:style style:name="T27" style:family="text">
      <style:text-properties fo:font-weight="normal" officeooo:rsid="0037ffcc" fo:background-color="transparent" loext:char-shading-value="0" style:font-weight-asian="normal" style:font-weight-complex="normal"/>
    </style:style>
    <style:style style:name="T28" style:family="text">
      <style:text-properties fo:font-weight="normal" officeooo:rsid="00328b3a" fo:background-color="transparent" loext:char-shading-value="0" style:font-weight-asian="normal" style:font-weight-complex="normal"/>
    </style:style>
    <style:style style:name="T29" style:family="text">
      <style:text-properties officeooo:rsid="00bfce1d" fo:background-color="transparent" loext:char-shading-value="0"/>
    </style:style>
    <style:style style:name="T30" style:family="text">
      <style:text-properties officeooo:rsid="0093803a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1">Proposta</text:span></text:span><text:span text:style-name="Strong_20_Emphasis"><text:span text:style-name="T2"> – </text:span></text:span><text:span text:style-name="Strong_20_Emphasis"><text:span text:style-name="T3">Prêmio Serpro </text:span></text:span><text:span text:style-name="Strong_20_Emphasis"><text:span text:style-name="T4">de Inovação</text:span></text:span></text:h>
      <text:p text:style-name="P2"><text:span text:style-name="Strong_20_Emphasis"/></text:p>
      <text:p text:style-name="P3">Assinale o tema de sua proposta.</text:p>
      <text:p text:style-name="P4">( ) Tema 1 – NOVAS TECNOLOGIAS E SEUS IMPACTOS</text:p>
      <text:p text:style-name="P4">(<text:span text:style-name="T5">X</text:span>) Tema 2 – TRANSFORMAÇÃO DIGITAL PARA <text:span text:style-name="T6">CLIENTES E </text:span>CIDADÃOS</text:p>
      <text:p text:style-name="P5"><text:span text:style-name="T7">( ) Tema </text:span><text:span text:style-name="T8">3</text:span><text:span text:style-name="T7"> – </text:span><text:span text:style-name="T9">SOLUÇÕES ESTRATÉGICAS, DE SUSTENTABILIDADE E DE GESTÃO NO SERPRO</text:span></text:p>
      <text:p text:style-name="P6"/>
      <text:p text:style-name="P7">Indique o assunto relacionado ao Tema, conforme <text:span text:style-name="T10">consta n</text:span>o Regulamento:</text:p>
      <text:p text:style-name="P7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8">Assunto: 5. Inclusão e Letramento Digital</text:p>
          </table:table-cell>
        </table:table-row>
      </table:table>
      <text:p text:style-name="P9"/>
      <text:p text:style-name="P3">Descreva sua proposta <text:span text:style-name="T11">(até 500 palavras)</text:span>.</text:p>
      <text:p text:style-name="P10">Título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11">(até 20 palavras)</text:p>
            <text:p text:style-name="P12">Programa contínuo de mentoria em cidadania digital e tecnologia aplicada para inclusão social e melhoria de empregabilidade.</text:p>
            <text:p text:style-name="P13"/>
          </table:table-cell>
        </table:table-row>
      </table:table>
      <text:p text:style-name="P14"/>
      <text:p text:style-name="P15"><text:span text:style-name="T12">Objetivo </text:span><text:span text:style-name="T13">ge</text:span><text:span text:style-name="Strong_20_Emphasis"><text:span text:style-name="T14">ral e, </text:span></text:span><text:span text:style-name="Strong_20_Emphasis"><text:span text:style-name="T15">se houver,</text:span></text:span><text:span text:style-name="Strong_20_Emphasis"><text:span text:style-name="T14"> específicos</text:span></text:span>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1">(até 60 palavras)</text:p>
            <text:p text:style-name="P16">Propor um modelo institucional replicável de mentoria em letramento digital, apoiado no portal Serpro Cidadão Digital, para ampliar o acesso de cidadãos carentes de serviços e ferramentas digitais, gerar novos talentos e fortalecer a empregabilidade. Como objetivos específicos, criar trilhas customizáveis por perfil de público, estruturar mentoria personalizada com encontros pontuais e definir governança para expansão entre regionais e parceiros. </text:p>
            <text:p text:style-name="P13"/>
          </table:table-cell>
        </table:table-row>
      </table:table>
      <text:p text:style-name="P14"/>
      <text:p text:style-name="P15"><text:span text:style-name="T12">Justificativa </text:span><text:span text:style-name="T16">que </text:span><text:span text:style-name="T17">explique </text:span><text:span text:style-name="T18">por que razão </text:span><text:span text:style-name="T19">a ideia </text:span><text:span text:style-name="T18">é considerada</text:span><text:span text:style-name="T20"> inovadora </text:span><text:span text:style-name="T21">e aplicável ao Serpro. </text:span>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11">(até 2<text:span text:style-name="T22">10</text:span> palavras)</text:p>
            <text:p text:style-name="P17">A transformação digital só gera valor público quando o cidadão consegue usar, com autonomia e segurança, os serviços oferecidos pelo Estado. A proposta parte do <text:soft-page-break/>princípio de que tecnologia é direito e oportunidade, ao conectar a expertise técnica interna do Serpro com demandas reais da sociedade.</text:p>
            <text:p text:style-name="P17">A inovação está em transformar experiências de capacitação em um modelo institucional replicável, com trilhas customizáveis por perfil de público e mentoria personalizada com encontros pontuais. Essa abordagem combina inclusão digital qualificada, foco em empregabilidade e desenvolvimento de novos talentos, sem perder a simplicidade operacional.</text:p>
            <text:p text:style-name="P17">A aplicabilidade é direta: utiliza ativos já disponíveis, como laboratórios internos e a plataforma Serpro Cidadão Digital, mobiliza voluntariado técnico existente e não demanda novos investimentos concretos para execução. Alinha-se à jornada Ser ESG e aos Planos de Responsabilidade Social, contribuindo com o Resultado Esperado (KRE) do Planejamento Estratégico para realizar 33 ações que promovam a inclusão digital. Com governança e padronização, o modelo pode ser expandido por meio de EJA, ONGs e redes municipais. </text:p>
          </table:table-cell>
        </table:table-row>
      </table:table>
      <text:p text:style-name="P14"/>
      <text:p text:style-name="P18"><text:span text:style-name="T23">Resultados</text:span><text:span text:style-name="T24"> </text:span><text:span text:style-name="T25">possíveis </text:span><text:span text:style-name="T26">ou </text:span><text:span text:style-name="T25">impactos </text:span><text:span text:style-name="T27">ou benefícios</text:span><text:span text:style-name="T25"> </text:span><text:span text:style-name="T28">que podem ser gerados </text:span><text:span text:style-name="T27">para o </text:span><text:span text:style-name="T24">Serpro. </text:span>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1">(até 200 palavras)</text:p>
            <text:p text:style-name="P19">A proposta pode gerar benefícios sociais e institucionais em três frentes:</text:p>
            <text:p text:style-name="P19">Na frente social, amplia a inclusão de cidadãos com baixa destreza digital no mercado de trabalho, reduz barreiras de acesso a serviços públicos e aumenta a autonomia para resolver demandas do dia a dia em ambiente digital, criando diferenciais competitivos na busca de melhores empregos.</text:p>
            <text:p text:style-name="P19">Na frente de negócio e reputação, reforça a imagem do Serpro como agente de transformação digital inclusiva, cria evidências de valor público para clientes e abre caminho para novos arranjos com outros órgãos, estados e municípios interessados em programas de letramento digital.</text:p>
            <text:p text:style-name="P19">Na frente organizacional, desenvolve competências de comunicação, liderança e empatia em mentores voluntários, fortalece cultura de compartilhamento de conhecimento e estrutura um banco de práticas replicáveis entre regionais.</text:p>
            <text:p text:style-name="P19">Como efeitos esperados, o programa favorece entregas concretas de empregabilidade e cidadania digital, como produção de currículo, uso seguro de ferramentas e serviços públicos digitais e maior confiança para participação de processos seletivos. Nesta etapa de proposta, o monitoramento permanece vinculado a indicadores de referência, como quantidade de turmas, relação entre participantes e concluintes, horas de mentoria voluntária, satisfação dos alunos e desenvolvimento dos mentores, sem antecipar o detalhamento metodológico do trabalho completo. </text:p>
          </table:table-cell>
        </table:table-row>
      </table:table>
      <text:p text:style-name="P14"/>
      <text:p text:style-name="P20"><text:soft-page-break/>Palavras-chave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21">(até <text:span text:style-name="T22">10</text:span> palavras)</text:p>
            <text:p text:style-name="P22"><text:span text:style-name="T23">letramento digital; tecnologia social; serviços públicos digitais; cidadania digital; </text:span><text:span text:style-name="T29">tutoria e </text:span><text:span text:style-name="T23">mentoria; empregabilidade; acessibilidade; transformação digital; voluntariado técnico; impacto social.</text:span></text:p>
          </table:table-cell>
        </table:table-row>
      </table:table>
      <text:p text:style-name="P11"/>
      <text:p text:style-name="P23"><text:span text:style-name="T23">Declaro que as ideias e soluções apresentadas </text:span><text:span text:style-name="T30">nessa proposta </text:span><text:span text:style-name="T23">não </text:span><text:span text:style-name="T30">estão </text:span><text:span text:style-name="T23">implantadas ou em processo de implantação no SERPR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pranq eco sans" svg:font-family="'Spranq eco sans'" style:font-family-generic="swiss" style:font-pitch="variable"/>
    <style:font-face style:name="Spranq eco sans1" svg:font-family="'Spranq eco sans', sans-serif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0cm" fo:margin-right="0cm" fo:text-align="justify" style:justify-single-word="false" fo:text-indent="0cm" style:auto-text-indent="false" fo:keep-with-next="always"/>
      <style:text-properties style:font-name="Arial" fo:font-family="Arial" style:font-family-generic="swiss" style:font-pitch="variable" fo:font-size="8pt" fo:font-weight="bold" style:font-size-asian="8pt" style:font-weight-asian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left="0cm" fo:margin-right="0cm" fo:margin-top="0.071cm" fo:margin-bottom="0cm" style:contextual-spacing="false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weight="bold" style:font-weight-asian="bold"/>
    </style:style>
    <style:style style:name="PSDS_20_-_20_Titulo" style:display-name="PSDS - Titulo" style:family="paragraph" style:parent-style-name="Standard">
      <style:paragraph-properties fo:margin-top="0.423cm" fo:margin-bottom="0.423cm" style:contextual-spacing="false"/>
      <style:text-properties style:font-name="Arial" fo:font-family="Arial" style:font-family-generic="swiss" style:font-pitch="variable" fo:font-size="22pt" fo:font-weight="bold" style:font-size-asian="22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left="0cm" fo:margin-right="0cm" fo:text-align="center" style:justify-single-word="false" fo:text-indent="0cm" style:auto-text-indent="false" fo:keep-with-next="always">
        <style:tab-stops>
          <style:tab-stop style:position="2.251cm"/>
        </style:tab-stops>
      </style:paragraph-properties>
      <style:text-properties fo:font-size="16pt" fo:font-weight="bold" style:font-size-asian="16pt" style:font-weight-asian="bold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16.309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WW-Fonte_20_parág._20_padrão" style:display-name="WW-Fonte parág. padrão" style:family="text"/>
    <style:style style:name="Strong_20_Emphasis" style:display-name="Strong Emphasis" style:family="text" style:parent-style-name="WW-Fonte_20_parág._20_padrão">
      <style:text-properties fo:font-weight="bold" style:font-weight-asian="bold"/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>
      <text:list-level-style-bullet text:level="1" text:style-name="WW8Num14z0" loext:num-list-format="%1%" text:bullet-char="">
        <style:list-level-properties text:space-before="0.748cm" text:min-label-width="0.499cm"/>
        <style:text-properties style:font-name="Symbol"/>
      </text:list-level-style-bullet>
      <text:list-level-style-bullet text:level="2" text:style-name="WW8Num14z0" loext:num-list-format="%2%" text:bullet-char="">
        <style:list-level-properties text:space-before="1.995cm" text:min-label-width="0.499cm"/>
        <style:text-properties style:font-name="Symbol"/>
      </text:list-level-style-bullet>
      <text:list-level-style-bullet text:level="3" text:style-name="WW8Num14z0" loext:num-list-format="%3%" text:bullet-char="">
        <style:list-level-properties text:space-before="3.242cm" text:min-label-width="0.499cm"/>
        <style:text-properties style:font-name="Symbol"/>
      </text:list-level-style-bullet>
      <text:list-level-style-bullet text:level="4" text:style-name="WW8Num14z0" loext:num-list-format="%4%" text:bullet-char="">
        <style:list-level-properties text:space-before="4.489cm" text:min-label-width="0.499cm"/>
        <style:text-properties style:font-name="Symbol"/>
      </text:list-level-style-bullet>
      <text:list-level-style-bullet text:level="5" text:style-name="WW8Num14z0" loext:num-list-format="%5%" text:bullet-char="">
        <style:list-level-properties text:space-before="5.736cm" text:min-label-width="0.499cm"/>
        <style:text-properties style:font-name="Symbol"/>
      </text:list-level-style-bullet>
      <text:list-level-style-bullet text:level="6" text:style-name="WW8Num14z0" loext:num-list-format="%6%" text:bullet-char="">
        <style:list-level-properties text:space-before="6.983cm" text:min-label-width="0.499cm"/>
        <style:text-properties style:font-name="Symbol"/>
      </text:list-level-style-bullet>
      <text:list-level-style-bullet text:level="7" text:style-name="WW8Num14z0" loext:num-list-format="%7%" text:bullet-char="">
        <style:list-level-properties text:space-before="8.23cm" text:min-label-width="0.499cm"/>
        <style:text-properties style:font-name="Symbol"/>
      </text:list-level-style-bullet>
      <text:list-level-style-bullet text:level="8" text:style-name="WW8Num14z0" loext:num-list-format="%8%" text:bullet-char="">
        <style:list-level-properties text:space-before="9.478cm" text:min-label-width="0.499cm"/>
        <style:text-properties style:font-name="Symbol"/>
      </text:list-level-style-bullet>
      <text:list-level-style-bullet text:level="9" text:style-name="WW8Num14z0" loext:num-list-format="%9%" text:bullet-char="">
        <style:list-level-properties text:space-before="10.725cm" text:min-label-width="0.499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>
      <text:list-level-style-bullet text:level="1" text:style-name="WW8Num19z0" loext:num-list-format="%1%" text:bullet-char="">
        <style:list-level-properties text:space-before="0.748cm" text:min-label-width="0.499cm"/>
        <style:text-properties style:font-name="Symbol"/>
      </text:list-level-style-bullet>
      <text:list-level-style-bullet text:level="2" text:style-name="WW8Num19z0" loext:num-list-format="%2%" text:bullet-char="">
        <style:list-level-properties text:space-before="1.995cm" text:min-label-width="0.499cm"/>
        <style:text-properties style:font-name="Symbol"/>
      </text:list-level-style-bullet>
      <text:list-level-style-bullet text:level="3" text:style-name="WW8Num19z0" loext:num-list-format="%3%" text:bullet-char="">
        <style:list-level-properties text:space-before="3.242cm" text:min-label-width="0.499cm"/>
        <style:text-properties style:font-name="Symbol"/>
      </text:list-level-style-bullet>
      <text:list-level-style-bullet text:level="4" text:style-name="WW8Num19z0" loext:num-list-format="%4%" text:bullet-char="">
        <style:list-level-properties text:space-before="4.489cm" text:min-label-width="0.499cm"/>
        <style:text-properties style:font-name="Symbol"/>
      </text:list-level-style-bullet>
      <text:list-level-style-bullet text:level="5" text:style-name="WW8Num19z0" loext:num-list-format="%5%" text:bullet-char="">
        <style:list-level-properties text:space-before="5.736cm" text:min-label-width="0.499cm"/>
        <style:text-properties style:font-name="Symbol"/>
      </text:list-level-style-bullet>
      <text:list-level-style-bullet text:level="6" text:style-name="WW8Num19z0" loext:num-list-format="%6%" text:bullet-char="">
        <style:list-level-properties text:space-before="6.983cm" text:min-label-width="0.499cm"/>
        <style:text-properties style:font-name="Symbol"/>
      </text:list-level-style-bullet>
      <text:list-level-style-bullet text:level="7" text:style-name="WW8Num19z0" loext:num-list-format="%7%" text:bullet-char="">
        <style:list-level-properties text:space-before="8.23cm" text:min-label-width="0.499cm"/>
        <style:text-properties style:font-name="Symbol"/>
      </text:list-level-style-bullet>
      <text:list-level-style-bullet text:level="8" text:style-name="WW8Num19z0" loext:num-list-format="%8%" text:bullet-char="">
        <style:list-level-properties text:space-before="9.478cm" text:min-label-width="0.499cm"/>
        <style:text-properties style:font-name="Symbol"/>
      </text:list-level-style-bullet>
      <text:list-level-style-bullet text:level="9" text:style-name="WW8Num19z0" loext:num-list-format="%9%" text:bullet-char="">
        <style:list-level-properties text:space-before="10.725cm" text:min-label-width="0.499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5P0" style:volatile="true">
      <number:number number:decimal-places="5" number:min-decimal-places="5" number:min-integer-digits="0" number:grouping="true"/>
    </number:number-style>
    <number:number-style style:name="N115">
      <style:text-properties fo:color="#ff0000"/>
      <number:text>-</number:text>
      <number:number number:decimal-places="5" number:min-decimal-places="5" number:min-integer-digits="0" number:grouping="true"/>
      <style:map style:condition="value()&gt;=0" style:apply-style-name="N115P0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style:font-name="Spranq eco sans" fo:font-size="10pt" officeooo:paragraph-rsid="00a97fea" style:font-size-asian="10pt" style:font-size-complex="10pt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I" style:print-orientation="portrait" fo:margin-top="3cm" fo:margin-bottom="2cm" fo:margin-left="2cm" fo:margin-right="2cm" fo:background-color="#ffffff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.png Copia 1" text:anchor-type="char" svg:x="0cm" svg:y="-0.37cm" svg:width="4.953cm" svg:height="1.342cm" draw:z-index="2"><draw:image xlink:href="Pictures/100000010000146600000677FFE003CD.png" xlink:type="simple" xlink:show="embed" xlink:actuate="onLoad" draw:mime-type="image/png"/></draw:frame></text:p>
        <text:p text:style-name="Header"/>
        <text:p text:style-name="Header"/>
        <text:p text:style-name="Header"/>
      </style:header>
      <style:footer>
        <text:p text:style-name="MP2"><text:page-number text:select-page="current">3</text:page-number>/<text:page-count>3</text:page-count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0-06-08T15:10:23</meta:creation-date>
    <dc:date>2026-04-17T18:09:15.273036400</dc:date>
    <meta:editing-duration>P2DT15H58M19S</meta:editing-duration>
    <meta:editing-cycles>191</meta:editing-cycles>
    <meta:generator>LibreOffice/25.8.5.2$Windows_X86_64 LibreOffice_project/9c8b85f387cc00a89945a79c9e6239f32e450ac2</meta:generator>
    <meta:print-date>2011-05-11T17:34:03</meta:print-date>
    <meta:document-statistic meta:table-count="6" meta:image-count="1" meta:object-count="0" meta:page-count="3" meta:paragraph-count="31" meta:word-count="597" meta:character-count="4215" meta:non-whitespace-character-count="3640"/>
  </office:meta>
</office:document-meta>
</file>